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1.8563in"/>
    </style:style>
    <style:style style:name="co9" style:family="table-column">
      <style:table-column-properties fo:break-before="auto" style:column-width="2.0173in"/>
    </style:style>
    <style:style style:name="co10" style:family="table-column">
      <style:table-column-properties fo:break-before="auto" style:column-width="3.7374in"/>
    </style:style>
    <style:style style:name="co2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5283in"/>
    </style:style>
    <style:style style:name="co6" style:family="table-column">
      <style:table-column-properties fo:break-before="auto" style:column-width="0.7618in"/>
    </style:style>
    <style:style style:name="co7" style:family="table-column">
      <style:table-column-properties fo:break-before="auto" style:column-width="1.4882in"/>
    </style:style>
    <style:style style:name="co11" style:family="table-column">
      <style:table-column-properties fo:break-before="auto" style:column-width="2.5646in"/>
    </style:style>
    <style:style style:name="co12" style:family="table-column">
      <style:table-column-properties fo:break-before="auto" style:column-width="2.8339in"/>
    </style:style>
    <style:style style:name="co13" style:family="table-column">
      <style:table-column-properties fo:break-before="auto" style:column-width="0.5902in"/>
    </style:style>
    <style:style style:name="co14" style:family="table-column">
      <style:table-column-properties fo:break-before="auto" style:column-width="0.51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default-cell-style-name="Default"/>
        <table:table-column table:style-name="co2" table:number-columns-repeated="1006" table:default-cell-style-name="Default"/>
        <table:table-row table:style-name="ro3">
          <table:table-cell table:style-name="ce3" office:value-type="string">
            <text:p>Naam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Code-VS</text:p>
          </table:table-cell>
          <table:table-cell table:style-name="ce3" office:value-type="string">
            <text:p>Actief</text:p>
          </table:table-cell>
          <table:table-cell table:style-name="ce3" office:value-type="string">
            <text:p>telnr</text:p>
          </table:table-cell>
          <table:table-cell table:style-name="ce3" office:value-type="string">
            <text:p>email</text:p>
          </table:table-cell>
          <table:table-cell table:style-name="ce3" office:value-type="string">
            <text:p>team</text:p>
          </table:table-cell>
          <table:table-cell table:style-name="ce3" office:value-type="string">
            <text:p>nevobo-nr</text:p>
          </table:table-cell>
          <table:table-cell table:style-name="ce3" office:value-type="string">
            <text:p>opmerkingen</text:p>
          </table:table-cell>
          <table:table-cell table:style-name="ce3" office:value-type="string">
            <text:p>H1</text:p>
          </table:table-cell>
          <table:table-cell table:style-name="ce3" office:value-type="string">
            <text:p>H2</text:p>
          </table:table-cell>
          <table:table-cell table:style-name="ce3" office:value-type="string">
            <text:p>H3</text:p>
          </table:table-cell>
          <table:table-cell table:style-name="ce3" office:value-type="string">
            <text:p>H4</text:p>
          </table:table-cell>
          <table:table-cell table:style-name="ce3" office:value-type="string">
            <text:p>D1</text:p>
          </table:table-cell>
          <table:table-cell table:style-name="ce3" office:value-type="string">
            <text:p>D2</text:p>
          </table:table-cell>
          <table:table-cell table:style-name="ce3" office:value-type="string">
            <text:p>D3</text:p>
          </table:table-cell>
          <table:table-cell table:style-name="ce3" office:value-type="string">
            <text:p>D4</text:p>
          </table:table-cell>
          <table:table-cell table:style-name="ce3" office:value-type="string">
            <text:p>D5</text:p>
          </table:table-cell>
          <table:table-cell table:style-name="ce3" office:value-type="string">
            <text:p>zf_andere</text:p>
          </table:table-cell>
          <table:table-cell table:style-name="ce3" office:value-type="string">
            <text:p>zf_zelfde</text:p>
          </table:table-cell>
          <table:table-cell table:style-name="ce3" table:number-columns-repeated="1004"/>
        </table:table-row>
        <table:table-row table:style-name="ro3">
          <table:table-cell office:value-type="string">
            <text:p>Annette Wolda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4652411</text:p>
          </table:table-cell>
          <table:table-cell office:value-type="string">
            <text:p>annette.wolda@gmail.com</text:p>
          </table:table-cell>
          <table:table-cell office:value-type="string">
            <text:p>D3</text:p>
          </table:table-cell>
          <table:table-cell office:value-type="string">
            <text:p>CDS9B9X</text:p>
          </table:table-cell>
          <table:table-cell office:value-type="string">
            <text:p>nieuw: D3, H4,wel zelfstandig, even checken.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 office:value-type="string">
            <text:p>Baukelien Mulder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2980828</text:p>
          </table:table-cell>
          <table:table-cell office:value-type="string">
            <text:p><text:a xlink:href="mailto:baukelien.mulder@casema.nl">baukelien.mulder@casema.nl</text:a></text:p>
          </table:table-cell>
          <table:table-cell office:value-type="string">
            <text:p>D1</text:p>
          </table:table-cell>
          <table:table-cell table:style-name="ce9" office:value-type="string">
            <text:p>CDS9P1X</text:p>
          </table:table-cell>
          <table:table-cell office:value-type="string">
            <text:p>t/m D2, meestal D2. H4 wel, H2/H3 even de vraag.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table:number-columns-repeated="6"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 office:value-type="string">
            <text:p>Chris Meijer</text:p>
          </table:table-cell>
          <table:table-cell office:value-type="string">
            <text:p>R2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4564770</text:p>
          </table:table-cell>
          <table:table-cell office:value-type="string">
            <text:p>chris.meijer@xmsnet.nl</text:p>
          </table:table-cell>
          <table:table-cell office:value-type="string">
            <text:p>H1</text:p>
          </table:table-cell>
          <table:table-cell table:style-name="ce9" office:value-type="string">
            <text:p>CDS8X3K</text:p>
          </table:table-cell>
          <table:table-cell office:value-type="string">
            <text:p>Fluit omdat 'ie moet fluiten, dit seizoen weer begonnen, wel fluiten voor zijn eigen wedstrijd. Voor nood pas als laatste bellen. Kan ook iedereen fluiten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table:number-columns-repeated="3"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 office:value-type="string">
            <text:p>Debby Meerveld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4946218</text:p>
          </table:table-cell>
          <table:table-cell office:value-type="string">
            <text:p>cd.meerveld@casema.nl</text:p>
          </table:table-cell>
          <table:table-cell office:value-type="string">
            <text:p>D3</text:p>
          </table:table-cell>
          <table:table-cell table:style-name="ce9" office:value-type="string">
            <text:p>CDS9K9Q</text:p>
          </table:table-cell>
          <table:table-cell office:value-type="string">
            <text:p>max D2, H4. Geen H2/H3.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 office:value-type="string">
            <text:p>Ester Hilhorst</text:p>
          </table:table-cell>
          <table:table-cell office:value-type="string">
            <text:p>R3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6-10339022</text:p>
          </table:table-cell>
          <table:table-cell office:value-type="string">
            <text:p>ester.hilhorst@hetnet.nl</text:p>
          </table:table-cell>
          <table:table-cell office:value-type="string">
            <text:p>speelt niet</text:p>
          </table:table-cell>
          <table:table-cell table:style-name="ce9" office:value-type="string">
            <text:p>CHR8X3N</text:p>
          </table:table-cell>
          <table:table-cell office:value-type="string">
            <text:p>6-9-10 alleen voor oktober inplannen, daarna te zwanger. t/m H2, D2. Ook vaak D1 gedaan. Niet inplannen na eigen wedstrijd, zodat er uitwijk is als D1-scheids niet komt. 2e helft vorig seizoen niet ingepland, wel altijd spullen mee.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 office:value-type="string">
            <text:p>Gerard Kraan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33-4752474</text:p>
          </table:table-cell>
          <table:table-cell office:value-type="string">
            <text:p>gpsa.kraan@gmail.com</text:p>
          </table:table-cell>
          <table:table-cell office:value-type="string">
            <text:p>recreant</text:p>
          </table:table-cell>
          <table:table-cell table:style-name="ce9" office:value-type="string">
            <text:p>CDS9M0X</text:p>
          </table:table-cell>
          <table:table-cell office:value-type="string">
            <text:p>t/m H2, kan evt doorgroeien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00000">
            <text:p>100000</text:p>
          </table:table-cell>
          <table:table-cell table:number-columns-repeated="1004"/>
        </table:table-row>
        <table:table-row table:style-name="ro3">
          <table:table-cell office:value-type="string">
            <text:p>Gert van de Meent</text:p>
          </table:table-cell>
          <table:table-cell office:value-type="string">
            <text:p>R3</text:p>
          </table:table-cell>
          <table:table-cell office:value-type="string">
            <text:p>VS3</text:p>
          </table:table-cell>
          <table:table-cell office:value-type="float" office:value="1">
            <text:p>1</text:p>
          </table:table-cell>
          <table:table-cell office:value-type="string">
            <text:p>06-20634709</text:p>
          </table:table-cell>
          <table:table-cell office:value-type="string">
            <text:p>gertvandemeent@hotmail.com</text:p>
          </table:table-cell>
          <table:table-cell office:value-type="string">
            <text:p>H3</text:p>
          </table:table-cell>
          <table:table-cell office:value-type="string">
            <text:p>CDV0Y5M</text:p>
          </table:table-cell>
          <table:table-cell office:value-type="string">
            <text:p>gaat hoger fluiten, niet zelf inplannen?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table:number-columns-repeated="3"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3">
          <table:table-cell office:value-type="string">
            <text:p>Henry van der Heide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33-7850529</text:p>
          </table:table-cell>
          <table:table-cell office:value-type="string">
            <text:p>Mail@HenryVanDerHeide.nl</text:p>
          </table:table-cell>
          <table:table-cell office:value-type="string">
            <text:p>geen lid</text:p>
          </table:table-cell>
          <table:table-cell office:value-type="string">
            <text:p>CJG7Z33</text:p>
          </table:table-cell>
          <table:table-cell office:value-type="string">
            <text:p>nieuw: D2-4, H4. 17-9-2010: geen lid meer, nog wel wat fluiten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00000">
            <text:p>100000</text:p>
          </table:table-cell>
          <table:table-cell table:number-columns-repeated="1004"/>
        </table:table-row>
        <table:table-row table:style-name="ro3">
          <table:table-cell office:value-type="string">
            <text:p>Jan Taconis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 4611006</text:p>
          </table:table-cell>
          <table:table-cell office:value-type="string">
            <text:p>taconis-arem@planet.nl;jan.taconis@achmea.nl</text:p>
          </table:table-cell>
          <table:table-cell office:value-type="string">
            <text:p>H4</text:p>
          </table:table-cell>
          <table:table-cell table:style-name="ce9" office:value-type="string">
            <text:p>CDS9P3Z</text:p>
          </table:table-cell>
          <table:table-cell office:value-type="string">
            <text:p>t/m D2, H2/H3 de vraag.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 office:value-type="string">
            <text:p>Jan-Albert Kootstra </text:p>
          </table:table-cell>
          <table:table-cell office:value-type="string">
            <text:p>R2</text:p>
          </table:table-cell>
          <table:table-cell office:value-type="string">
            <text:p>VS3</text:p>
          </table:table-cell>
          <table:table-cell office:value-type="float" office:value="1">
            <text:p>1</text:p>
          </table:table-cell>
          <table:table-cell office:value-type="string">
            <text:p>033-4759773</text:p>
          </table:table-cell>
          <table:table-cell office:value-type="string">
            <text:p>janalbert@dds.nl</text:p>
          </table:table-cell>
          <table:table-cell office:value-type="string">
            <text:p>H1</text:p>
          </table:table-cell>
          <table:table-cell office:value-type="string">
            <text:p>CDS9P75</text:p>
          </table:table-cell>
          <table:table-cell office:value-type="string">
            <text:p>Vooral buiten vereniging fluiten, evt wel wedstrijd voor eigen wedstrijd fluiten, wel zo min mogelijk. Coachen nieuwe mensen vind 'ie wel leuk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 office:value-type="string">
            <text:p>Jeanet Wattimena</text:p>
          </table:table-cell>
          <table:table-cell office:value-type="string">
            <text:p>R3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33-4559491 / 06 2364 2578</text:p>
          </table:table-cell>
          <table:table-cell office:value-type="string">
            <text:p>a.j.wattimena@xmsnet.nl</text:p>
          </table:table-cell>
          <table:table-cell office:value-type="string">
            <text:p>speelt niet</text:p>
          </table:table-cell>
          <table:table-cell table:style-name="ce9" office:value-type="string">
            <text:p>CHY9Z0M</text:p>
          </table:table-cell>
          <table:table-cell office:value-type="string">
            <text:p>Fluit t/m heren 2, dames 2. Vind 't ook leuk.Evt als 2e keus voor D1. Op andere dagen minder happig. Alg: iedereen 1 of 2 keer op andere avond.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00000">
            <text:p>100000</text:p>
          </table:table-cell>
          <table:table-cell table:number-columns-repeated="1004"/>
        </table:table-row>
        <table:table-row table:style-name="ro3">
          <table:table-cell office:value-type="string">
            <text:p>Kuneke Kluijfhout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33-4651344</text:p>
          </table:table-cell>
          <table:table-cell office:value-type="string">
            <text:p>kuneke@xs4all.nl</text:p>
          </table:table-cell>
          <table:table-cell office:value-type="string">
            <text:p>D1</text:p>
          </table:table-cell>
          <table:table-cell office:value-type="string">
            <text:p>CDS9L4O</text:p>
          </table:table-cell>
          <table:table-cell office:value-type="string">
            <text:p>nieuw: D2-4, H4. Volgend seizoen evt meer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00000">
            <text:p>100000</text:p>
          </table:table-cell>
          <table:table-cell table:number-columns-repeated="1004"/>
        </table:table-row>
        <table:table-row table:style-name="ro3">
          <table:table-cell office:value-type="string">
            <text:p>Maarten Wispelwey </text:p>
          </table:table-cell>
          <table:table-cell office:value-type="string">
            <text:p>R3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4650616</text:p>
          </table:table-cell>
          <table:table-cell office:value-type="string">
            <text:p><text:a xlink:href="mailto:mwispelwey@regionoordveluwe.nl">mwispelwey@regionoordveluwe.nl</text:a></text:p>
          </table:table-cell>
          <table:table-cell office:value-type="string">
            <text:p>H2</text:p>
          </table:table-cell>
          <table:table-cell table:style-name="ce9" office:value-type="string">
            <text:p>CDS9X0W</text:p>
          </table:table-cell>
          <table:table-cell office:value-type="string">
            <text:p>t/m H2, D2. Kan evt ook H1 doen. Hij coacht D2 (man van Karin ook). Rekening mee houden, maar minder dan bij Rob.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 office:value-type="string">
            <text:p>Margriet Drent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4615248</text:p>
          </table:table-cell>
          <table:table-cell office:value-type="string">
            <text:p>margrietdrent@hotmail.com</text:p>
          </table:table-cell>
          <table:table-cell office:value-type="string">
            <text:p>D4</text:p>
          </table:table-cell>
          <table:table-cell office:value-type="string">
            <text:p>CCW5W5L</text:p>
          </table:table-cell>
          <table:table-cell office:value-type="string">
            <text:p>Voor 2010-2011 wel weer beetje inplannen.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 office:value-type="string">
            <text:p>Nico de Vreeze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6-51335037</text:p>
          </table:table-cell>
          <table:table-cell office:value-type="string">
            <text:p>nico.de.vreeze@xs4all.nl</text:p>
          </table:table-cell>
          <table:table-cell office:value-type="string">
            <text:p>H4</text:p>
          </table:table-cell>
          <table:table-cell office:value-type="string">
            <text:p>CHY9Z0M</text:p>
          </table:table-cell>
          <table:table-cell/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table:number-columns-repeated="6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 office:value-type="string">
            <text:p>Reza Gharsi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 8887388</text:p>
          </table:table-cell>
          <table:table-cell office:value-type="string">
            <text:p>Gharsi44@hotmail.com</text:p>
          </table:table-cell>
          <table:table-cell office:value-type="string">
            <text:p>recreant</text:p>
          </table:table-cell>
          <table:table-cell office:value-type="string">
            <text:p>CDS8Y2M</text:p>
          </table:table-cell>
          <table:table-cell office:value-type="string">
            <text:p>t/m H2, wil wel graag vroeg fluiten. Maar op rustige avond wel alles laat. Wel belangrijk om te houden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table:number-columns-repeated="1004"/>
        </table:table-row>
        <table:table-row table:style-name="ro3">
          <table:table-cell office:value-type="string">
            <text:p>Rob van Zonneveld</text:p>
          </table:table-cell>
          <table:table-cell office:value-type="string">
            <text:p>R3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 4562129</text:p>
          </table:table-cell>
          <table:table-cell office:value-type="string">
            <text:p>rob.vanzonneveld@kpnmail.nl</text:p>
          </table:table-cell>
          <table:table-cell office:value-type="string">
            <text:p>H2</text:p>
          </table:table-cell>
          <table:table-cell table:style-name="ce9" office:value-type="string">
            <text:p>CDS9N02</text:p>
          </table:table-cell>
          <table:table-cell office:value-type="string">
            <text:p>t/m H2, D2. Hij coachet dames 1, hierdoor wel vaker op andere avond als 'ie niet zelf speelt.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 office:value-type="string">
            <text:p>Ronald Schreuder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4625120 /653210135</text:p>
          </table:table-cell>
          <table:table-cell office:value-type="string">
            <text:p>r.schreuder@gericke.net</text:p>
          </table:table-cell>
          <table:table-cell office:value-type="string">
            <text:p>H2</text:p>
          </table:table-cell>
          <table:table-cell office:value-type="string">
            <text:p>CDS9R0E</text:p>
          </table:table-cell>
          <table:table-cell office:value-type="string">
            <text:p>nieuw: wel cursus gedaan, nog niet eerder ingepland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4">
          <table:table-cell office:value-type="string">
            <text:p>Tessa van der Berg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 4808020</text:p>
          </table:table-cell>
          <table:table-cell table:style-name="ce8" office:value-type="string">
            <text:p>tessavdberg76@hotmail.com</text:p>
          </table:table-cell>
          <table:table-cell office:value-type="string">
            <text:p>D1</text:p>
          </table:table-cell>
          <table:table-cell/>
          <table:table-cell office:value-type="string">
            <text:p>Nieuw 20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 office:value-type="string">
            <text:p>Yvonne Bokhorst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33-4750989</text:p>
          </table:table-cell>
          <table:table-cell office:value-type="string">
            <text:p>yvonnebokhorst@gmail.com</text:p>
          </table:table-cell>
          <table:table-cell office:value-type="string">
            <text:p>speelt niet</text:p>
          </table:table-cell>
          <table:table-cell table:style-name="ce9" office:value-type="string">
            <text:p>CDS9K7O</text:p>
          </table:table-cell>
          <table:table-cell office:value-type="string">
            <text:p>t/m D2, wel H4, hoger eigenlijk niet,maar doet ze wel.</text:p>
          </table:table-cell>
          <table:table-cell table:number-columns-repeated="9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 office:value-type="string">
            <text:p>Wendy van der Woerd</text:p>
          </table:table-cell>
          <table:table-cell office:value-type="string">
            <text:p>R3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<text:a xlink:href="mailto:wvanderwoerd@hotmail.com">wvanderwoerd@hotmail.com</text:a></text:p>
          </table:table-cell>
          <table:table-cell office:value-type="string">
            <text:p>D2</text:p>
          </table:table-cell>
          <table:table-cell office:value-type="string">
            <text:p>CGD0X1O</text:p>
          </table:table-cell>
          <table:table-cell office:value-type="string">
            <text:p>In ieder geval eerste helft van het seizoen</text:p>
          </table:table-cell>
          <table:table-cell table:number-columns-repeated="9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 office:value-type="string">
            <text:p>Vincent Klein Breteler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6 1026 3245</text:p>
          </table:table-cell>
          <table:table-cell office:value-type="string">
            <text:p>vincentkb@gmail.com</text:p>
          </table:table-cell>
          <table:table-cell office:value-type="string">
            <text:p>H1</text:p>
          </table:table-cell>
          <table:table-cell table:style-name="ce9" office:value-type="string">
            <text:p>CLB7Z0V</text:p>
          </table:table-cell>
          <table:table-cell office:value-type="string">
            <text:p>Alleen als invaller</text:p>
          </table:table-cell>
          <table:table-cell table:number-columns-repeated="9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 office:value-type="string">
            <text:p>Lisette Ackerstaff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6-18977814</text:p>
          </table:table-cell>
          <table:table-cell office:value-type="string">
            <text:p>lisetteackerstaff@zonnet.nl</text:p>
          </table:table-cell>
          <table:table-cell office:value-type="string">
            <text:p>geen lid</text:p>
          </table:table-cell>
          <table:table-cell/>
          <table:table-cell office:value-type="string">
            <text:p>Eerder wel gefloten, ook wel eens al invaller voor D1</text:p>
          </table:table-cell>
          <table:table-cell table:number-columns-repeated="9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 office:value-type="string">
            <text:p>Suzanne de Rooij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2861522</text:p>
          </table:table-cell>
          <table:table-cell office:value-type="string">
            <text:p>theosuzanne@hetnet.nl</text:p>
          </table:table-cell>
          <table:table-cell office:value-type="string">
            <text:p>D1</text:p>
          </table:table-cell>
          <table:table-cell office:value-type="string">
            <text:p>stopt</text:p>
          </table:table-cell>
          <table:table-cell office:value-type="string">
            <text:p>nieuw: D2-4, H4. Volgend seizoen evt meer, vraag of ze blijft fluiten. Speelt alleen af en toe in dames 1, vanwege opleiding prive. 15-6-2010 ze stopt volgens blijf form.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3">
          <table:table-cell table:style-name="ce4" office:value-type="string">
            <text:p>Invaller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?</text:p>
          </table:table-cell>
          <table:table-cell office:value-type="string">
            <text:p>geen</text:p>
          </table:table-cell>
          <table:table-cell/>
          <table:table-cell office:value-type="string">
            <text:p>Graag een invaller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100">
            <text:p>100</text:p>
          </table:table-cell>
          <table:table-cell table:number-columns-repeated="1004"/>
        </table:table-row>
        <table:table-row table:style-name="ro3" table:number-rows-repeated="6">
          <table:table-cell table:style-name="ce4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5">
          <table:table-cell table:style-name="ce7"/>
          <table:table-cell table:number-columns-repeated="1023"/>
        </table:table-row>
        <table:table-row table:style-name="ro1" table:number-rows-repeated="5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</table:table>
      <table:table table:name="Contactgegeven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20" table:default-cell-style-name="Default"/>
        <table:table-row table:style-name="ro1">
          <table:table-cell table:style-name="ce5" office:value-type="string">
            <text:p>Naam</text:p>
          </table:table-cell>
          <table:table-cell table:style-name="ce5" office:value-type="string">
            <text:p>telnr</text:p>
          </table:table-cell>
          <table:table-cell table:style-name="ce5" office:value-type="string">
            <text:p>email</text:p>
          </table:table-cell>
          <table:table-cell table:style-name="ce5" table:number-columns-repeated="1020"/>
        </table:table-row>
        <table:table-row table:style-name="ro1">
          <table:table-cell office:value-type="string">
            <text:p>Annette Wolda</text:p>
          </table:table-cell>
          <table:table-cell office:value-type="string">
            <text:p>033-4652411</text:p>
          </table:table-cell>
          <table:table-cell office:value-type="string">
            <text:p>annette.wolda@gmail.com</text:p>
          </table:table-cell>
          <table:table-cell table:number-columns-repeated="1020"/>
        </table:table-row>
        <table:table-row table:style-name="ro1">
          <table:table-cell office:value-type="string">
            <text:p>Baukelien Mulder</text:p>
          </table:table-cell>
          <table:table-cell office:value-type="string">
            <text:p>033-2980828</text:p>
          </table:table-cell>
          <table:table-cell office:value-type="string">
            <text:p>baukelien.mulder@casema.nl;baukelien.mulder@planet.nl</text:p>
          </table:table-cell>
          <table:table-cell table:number-columns-repeated="1020"/>
        </table:table-row>
        <table:table-row table:style-name="ro1">
          <table:table-cell office:value-type="string">
            <text:p>Chris Meijer</text:p>
          </table:table-cell>
          <table:table-cell office:value-type="string">
            <text:p>033-4564770</text:p>
          </table:table-cell>
          <table:table-cell office:value-type="string">
            <text:p>chris.meijer@xmsnet.nl</text:p>
          </table:table-cell>
          <table:table-cell table:number-columns-repeated="1020"/>
        </table:table-row>
        <table:table-row table:style-name="ro1">
          <table:table-cell office:value-type="string">
            <text:p>Ester Hilhorst</text:p>
          </table:table-cell>
          <table:table-cell office:value-type="string">
            <text:p>06-10339022</text:p>
          </table:table-cell>
          <table:table-cell office:value-type="string">
            <text:p>ester.hilhorst@hetnet.nl</text:p>
          </table:table-cell>
          <table:table-cell table:number-columns-repeated="1020"/>
        </table:table-row>
        <table:table-row table:style-name="ro1">
          <table:table-cell office:value-type="string">
            <text:p>Gert van de Meent</text:p>
          </table:table-cell>
          <table:table-cell office:value-type="string">
            <text:p>06-20634709</text:p>
          </table:table-cell>
          <table:table-cell office:value-type="string">
            <text:p>gertvandemeent@hotmail.com</text:p>
          </table:table-cell>
          <table:table-cell table:number-columns-repeated="1020"/>
        </table:table-row>
        <table:table-row table:style-name="ro1">
          <table:table-cell office:value-type="string">
            <text:p>Jan Taconis</text:p>
          </table:table-cell>
          <table:table-cell office:value-type="string">
            <text:p>033- 4611006</text:p>
          </table:table-cell>
          <table:table-cell office:value-type="string">
            <text:p>taconis-arem@planet.nl;jan.taconis@achmea.nl</text:p>
          </table:table-cell>
          <table:table-cell table:number-columns-repeated="1020"/>
        </table:table-row>
        <table:table-row table:style-name="ro1">
          <table:table-cell office:value-type="string">
            <text:p>Jan-Albert Kootstra </text:p>
          </table:table-cell>
          <table:table-cell office:value-type="string">
            <text:p>033-4759773</text:p>
          </table:table-cell>
          <table:table-cell office:value-type="string">
            <text:p>janalbert@dds.nl</text:p>
          </table:table-cell>
          <table:table-cell table:number-columns-repeated="1020"/>
        </table:table-row>
        <table:table-row table:style-name="ro1">
          <table:table-cell office:value-type="string">
            <text:p>Maarten Wispelwey </text:p>
          </table:table-cell>
          <table:table-cell office:value-type="string">
            <text:p>033-4650616</text:p>
          </table:table-cell>
          <table:table-cell office:value-type="string">
            <text:p>mwispelwey@regionoordveluwe.nl;m.wispelwey@planet.nl</text:p>
          </table:table-cell>
          <table:table-cell table:number-columns-repeated="1020"/>
        </table:table-row>
        <table:table-row table:style-name="ro1">
          <table:table-cell office:value-type="string">
            <text:p>Margriet Drent</text:p>
          </table:table-cell>
          <table:table-cell office:value-type="string">
            <text:p>033-4615248</text:p>
          </table:table-cell>
          <table:table-cell office:value-type="string">
            <text:p>margrietdrent@hotmail.com</text:p>
          </table:table-cell>
          <table:table-cell table:number-columns-repeated="1020"/>
        </table:table-row>
        <table:table-row table:style-name="ro1">
          <table:table-cell office:value-type="string">
            <text:p>Nico de Vreeze</text:p>
          </table:table-cell>
          <table:table-cell office:value-type="string">
            <text:p>06-51335037</text:p>
          </table:table-cell>
          <table:table-cell office:value-type="string">
            <text:p>nico.de.vreeze@xs4all.nl</text:p>
          </table:table-cell>
          <table:table-cell table:number-columns-repeated="1020"/>
        </table:table-row>
        <table:table-row table:style-name="ro1">
          <table:table-cell office:value-type="string">
            <text:p>Reza Gharsi</text:p>
          </table:table-cell>
          <table:table-cell office:value-type="string">
            <text:p>033- 8887388</text:p>
          </table:table-cell>
          <table:table-cell office:value-type="string">
            <text:p>Gharsi44@hotmail.com</text:p>
          </table:table-cell>
          <table:table-cell table:number-columns-repeated="1020"/>
        </table:table-row>
        <table:table-row table:style-name="ro1">
          <table:table-cell office:value-type="string">
            <text:p>Rob van Zonneveld</text:p>
          </table:table-cell>
          <table:table-cell office:value-type="string">
            <text:p>033- 4562129</text:p>
          </table:table-cell>
          <table:table-cell office:value-type="string">
            <text:p>rob.vanzonneveld@kpnmail.nl</text:p>
          </table:table-cell>
          <table:table-cell table:number-columns-repeated="1020"/>
        </table:table-row>
        <table:table-row table:style-name="ro1">
          <table:table-cell office:value-type="string">
            <text:p>Ronald Schreuder</text:p>
          </table:table-cell>
          <table:table-cell office:value-type="string">
            <text:p>0334625120 /653210135</text:p>
          </table:table-cell>
          <table:table-cell office:value-type="string">
            <text:p>r.schreuder@gericke.net</text:p>
          </table:table-cell>
          <table:table-cell table:number-columns-repeated="1020"/>
        </table:table-row>
        <table:table-row table:style-name="ro2">
          <table:table-cell office:value-type="string">
            <text:p>Wendy van der Woerd</text:p>
          </table:table-cell>
          <table:table-cell/>
          <table:table-cell table:style-name="ce1" office:value-type="string">
            <text:p>wvanderwoerd@hotmail.co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5" office:value-type="string">
            <text:p>Invallers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office:value-type="string">
            <text:p>Debby Meerveld</text:p>
          </table:table-cell>
          <table:table-cell office:value-type="string">
            <text:p>033-4946218</text:p>
          </table:table-cell>
          <table:table-cell office:value-type="string">
            <text:p>cd.meerveld@casema.nl</text:p>
          </table:table-cell>
          <table:table-cell table:number-columns-repeated="1020"/>
        </table:table-row>
        <table:table-row table:style-name="ro1">
          <table:table-cell office:value-type="string">
            <text:p>Gerard Kraan</text:p>
          </table:table-cell>
          <table:table-cell office:value-type="string">
            <text:p>033-4752474</text:p>
          </table:table-cell>
          <table:table-cell office:value-type="string">
            <text:p>gpsa.kraan@gmail.com</text:p>
          </table:table-cell>
          <table:table-cell table:number-columns-repeated="1020"/>
        </table:table-row>
        <table:table-row table:style-name="ro1">
          <table:table-cell office:value-type="string">
            <text:p>Henry van der Heide</text:p>
          </table:table-cell>
          <table:table-cell office:value-type="string">
            <text:p>033-7850529</text:p>
          </table:table-cell>
          <table:table-cell office:value-type="string">
            <text:p>Mail@HenryVanDerHeide.nl</text:p>
          </table:table-cell>
          <table:table-cell table:number-columns-repeated="1020"/>
        </table:table-row>
        <table:table-row table:style-name="ro1">
          <table:table-cell office:value-type="string">
            <text:p>Jeanet Wattimena</text:p>
          </table:table-cell>
          <table:table-cell office:value-type="string">
            <text:p>033-4559491 / 06 2364 2578</text:p>
          </table:table-cell>
          <table:table-cell office:value-type="string">
            <text:p>a.j.wattimena@xmsnet.nl</text:p>
          </table:table-cell>
          <table:table-cell table:number-columns-repeated="1020"/>
        </table:table-row>
        <table:table-row table:style-name="ro1">
          <table:table-cell office:value-type="string">
            <text:p>Kuneke Kluijfhout</text:p>
          </table:table-cell>
          <table:table-cell office:value-type="string">
            <text:p>033-4651344</text:p>
          </table:table-cell>
          <table:table-cell office:value-type="string">
            <text:p>kuneke@xs4all.nl</text:p>
          </table:table-cell>
          <table:table-cell table:number-columns-repeated="1020"/>
        </table:table-row>
        <table:table-row table:style-name="ro1">
          <table:table-cell office:value-type="string">
            <text:p>Vincent Klein Breteler</text:p>
          </table:table-cell>
          <table:table-cell office:value-type="string">
            <text:p>06 1026 3245</text:p>
          </table:table-cell>
          <table:table-cell office:value-type="string">
            <text:p>vincentkb@gmail.com</text:p>
          </table:table-cell>
          <table:table-cell table:number-columns-repeated="1020"/>
        </table:table-row>
        <table:table-row table:style-name="ro1">
          <table:table-cell office:value-type="string">
            <text:p>Yvonne Bokhorst</text:p>
          </table:table-cell>
          <table:table-cell office:value-type="string">
            <text:p>033-4750989</text:p>
          </table:table-cell>
          <table:table-cell office:value-type="string">
            <text:p>yvonnebokhorst@gmail.com</text:p>
          </table:table-cell>
          <table:table-cell table:number-columns-repeated="1020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Dames_2" table:base-cell-address="$Sheet1.$A$33" table:cell-range-address="$Sheet1.$A$34"/>
      </table:named-expressions>
      <table:database-ranges>
        <table:database-range table:name="__Anonymous_Sheet_DB__1" table:target-range-address="Contactgegevens.A1:Contactgegevens.C24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number:number-style style:name="N123P0" style:volatile="true">
      <number:text>€ </number:text>
      <number:number number:decimal-places="0" number:min-integer-digits="1" number:grouping="true"/>
      <number:text> </number:text>
    </number:number-style>
    <number:number-style style:name="N123">
      <number:text>€ </number:text>
      <number:number number:decimal-places="0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4P0"/>
    </number:number-style>
    <number:number-style style:name="N126P0" style:volatile="true">
      <number:text>€ </number:text>
      <number:number number:decimal-places="2" number:min-integer-digits="1" number:grouping="true"/>
      <number:text> </number:text>
    </number:number-style>
    <number:number-style style:name="N126">
      <number:text>€ </number:text>
      <number:number number:decimal-places="2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number number:decimal-places="0" number:min-integer-digits="1" number:grouping="true"/>
      <number:text>-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0" number:min-integer-digits="1" number:grouping="true"/>
      <number:text> </number:text>
    </number:number-style>
    <number:number-style style:name="N139P1" style:volatile="true">
      <number:text> € </number:text>
      <number:number number:decimal-places="0" number:min-integer-digits="1" number:grouping="true"/>
      <number:text>-</number:text>
    </number:number-style>
    <number:number-style style:name="N139P2" style:volatile="true">
      <number:text> €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number number:decimal-places="2" number:min-integer-digits="1" number:grouping="true"/>
      <number:text>-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€ </number:text>
      <number:number number:decimal-places="2" number:min-integer-digits="1" number:grouping="true"/>
      <number:text> </number:text>
    </number:number-style>
    <number:number-style style:name="N147P1" style:volatile="true">
      <number:text> € </number:text>
      <number:number number:decimal-places="2" number:min-integer-digits="1" number:grouping="true"/>
      <number:text>-</number:text>
    </number:number-style>
    <number:number-style style:name="N147P2" style:volatile="true">
      <number:text> €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number-style style:name="N153P0" style:volatile="true">
      <number:text>Ja</number:text>
    </number:number-style>
    <number:number-style style:name="N153P1" style:volatile="true">
      <number:text>Ja</number:text>
    </number:number-style>
    <number:number-style style:name="N153">
      <number:text>Nee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Waar</number:text>
    </number:number-style>
    <number:number-style style:name="N155P1" style:volatile="true">
      <number:text>Waar</number:text>
    </number:number-style>
    <number:number-style style:name="N155">
      <number:text>Niet waar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Aan</number:text>
    </number:number-style>
    <number:number-style style:name="N157P1" style:volatile="true">
      <number:text>Aan</number:text>
    </number:number-style>
    <number:number-style style:name="N157">
      <number:text>Uit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159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59P0"/>
    </number:currency-style>
    <number:number-style style:name="N161P0" style:volatile="true">
      <number:text>Yes</number:text>
    </number:number-style>
    <number:number-style style:name="N161P1" style:volatile="true">
      <number:text>Yes</number:text>
    </number:number-style>
    <number:number-style style:name="N161">
      <number:text>N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True</number:text>
    </number:number-style>
    <number:number-style style:name="N163P1" style:volatile="true">
      <number:text>True</number:text>
    </number:number-style>
    <number:number-style style:name="N163">
      <number:text>False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7P0"/>
    </number:currency-style>
    <number:date-style style:name="N168">
      <number:day number:style="long"/>
      <number:text>/</number:text>
      <number:month number:style="long"/>
      <number:text>/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7">09/17/2012</text:date>, <text:time>20:3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 de Vreeze</meta:initial-creator>
    <meta:creation-date>2011-09-18T14:59:44</meta:creation-date>
    <dc:date>2012-09-17T20:35:30</dc:date>
    <meta:editing-duration>P4DT20H18M31S</meta:editing-duration>
    <meta:editing-cycles>21</meta:editing-cycles>
    <meta:generator>LibreOffice/3.4$Unix LibreOffice_project/340m1$Build-402</meta:generator>
    <meta:document-statistic meta:table-count="3" meta:cell-count="581" meta:object-count="0"/>
  </office:meta>
</office:document-meta>
</file>